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7.17mm" svg:height="169.8mm" svg:x="46.16mm" svg:y="1mm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vent #</text:p>
          </table:table-cell>
          <table:table-cell office:value-type="string" calcext:value-type="string">
            <text:p>Success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9986454192397" calcext:value-type="float">
            <text:p>0.469986454192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1656448033396" calcext:value-type="float">
            <text:p>0.4916564480333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8683603053076" calcext:value-type="float">
            <text:p>0.4886836030530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8608965935022" calcext:value-type="float">
            <text:p>0.538608965935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04711681012727" calcext:value-type="float">
            <text:p>0.5047116810127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5210582226813" calcext:value-type="float">
            <text:p>0.4552105822268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21318308389746" calcext:value-type="float">
            <text:p>0.5213183083897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16346659526233" calcext:value-type="float">
            <text:p>0.5163466595262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88774189984189" calcext:value-type="float">
            <text:p>0.4887741899841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00796211138654" calcext:value-type="float">
            <text:p>0.5007962111386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Todor Balabanov</meta:initial-creator>
    <meta:creation-date>2020-04-08T17:35:26.516927150</meta:creation-date>
    <dc:date>2020-04-08T17:43:16.293861228</dc:date>
    <dc:creator>Todor Balabanov</dc:creator>
    <meta:editing-duration>PT8M</meta:editing-duration>
    <meta:editing-cycles>1</meta:editing-cycles>
    <meta:document-statistic meta:table-count="1" meta:cell-count="22" meta:object-count="1"/>
    <meta:generator>LibreOffice/6.3.3.2$MacOSX_X86_64 LibreOffice_project/a64200df03143b798afd1ec74a12ab50359878ed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718cm" svg:height="16.981cm" xlink:href=".." xlink:type="simple" chart:class="chart:line" chart:style-name="ch1">
        <chart:title svg:x="8.098cm" svg:y="0.475cm" chart:style-name="ch2">
          <text:p>EUR/USD Forecasting Success Rate</text:p>
        </chart:title>
        <chart:legend chart:legend-position="bottom" svg:x="10.207cm" svg:y="16.382cm" style:legend-expansion="wide" chart:style-name="ch3"/>
        <chart:plot-area chart:style-name="ch4" table:cell-range-address="Sheet1.A1:Sheet1.B11" chart:data-source-has-labels="both" svg:x="1.485cm" svg:y="1.593cm" svg:width="21.759cm" svg:height="13.285cm">
          <chartooo:coordinate-region svg:x="2.397cm" svg:y="1.792cm" svg:width="20.66cm" svg:height="12.439cm"/>
          <chart:axis chart:dimension="x" chart:name="primary-x" chart:style-name="ch5" chartooo:axis-type="auto">
            <chartooo:date-scale/>
            <chart:title svg:x="11.275cm" svg:y="15.217cm" chart:style-name="ch6">
              <text:p>Event Number</text:p>
            </chart:title>
            <chart:categories table:cell-range-address="Sheet1.A2:Sheet1.A11"/>
          </chart:axis>
          <chart:axis chart:dimension="y" chart:name="primary-y" chart:style-name="ch5">
            <chart:title svg:x="0.451cm" svg:y="9.284cm" chart:style-name="ch7">
              <text:p>Success Rate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 Rat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0.469986454192397">
                <text:p>0.469986454192397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91656448033396">
                <text:p>0.4916564480333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88683603053076">
                <text:p>0.4886836030530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38608965935022">
                <text:p>0.5386089659350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04711681012727">
                <text:p>0.5047116810127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55210582226813">
                <text:p>0.4552105822268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21318308389746">
                <text:p>0.5213183083897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16346659526233">
                <text:p>0.5163466595262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88774189984189">
                <text:p>0.4887741899841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00796211138654">
                <text:p>0.500796211138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